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24">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2"/>
    <style:style style:name="P32" style:family="paragraph" style:parent-style-name="Standard" style:list-style-name="L23"/>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2"/>
    <style:style style:name="P101" style:family="paragraph" style:parent-style-name="Standard" style:list-style-name="L93"/>
    <style:style style:name="P102" style:family="paragraph" style:parent-style-name="Standard" style:list-style-name="L94"/>
    <style:style style:name="P103" style:family="paragraph" style:parent-style-name="Standard" style:list-style-name="L95"/>
    <style:style style:name="P104" style:family="paragraph" style:parent-style-name="Standard" style:list-style-name="L96"/>
    <style:style style:name="P105" style:family="paragraph" style:parent-style-name="Standard" style:list-style-name="L97"/>
    <style:style style:name="P106" style:family="paragraph" style:parent-style-name="Standard" style:list-style-name="L98"/>
    <style:style style:name="P107" style:family="paragraph" style:parent-style-name="Standard" style:list-style-name="L99"/>
    <style:style style:name="P108" style:family="paragraph" style:parent-style-name="Standard" style:list-style-name="L100"/>
    <style:style style:name="P109" style:family="paragraph" style:parent-style-name="Standard" style:list-style-name="L101"/>
    <style:style style:name="P110" style:family="paragraph" style:parent-style-name="Standard" style:list-style-name="L102"/>
    <style:style style:name="P111" style:family="paragraph" style:parent-style-name="Standard" style:list-style-name="L103"/>
    <style:style style:name="P112" style:family="paragraph" style:parent-style-name="Standard" style:list-style-name="L104"/>
    <style:style style:name="P113" style:family="paragraph" style:parent-style-name="Standard" style:list-style-name="L105"/>
    <style:style style:name="P114" style:family="paragraph" style:parent-style-name="Standard" style:list-style-name="L106"/>
    <style:style style:name="P115" style:family="paragraph" style:parent-style-name="Standard" style:list-style-name="L108"/>
    <style:style style:name="P116" style:family="paragraph" style:parent-style-name="Standard" style:list-style-name="L107">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style:style>
    <style:style style:name="T15" style:family="text">
      <style:text-properties fo:color="#cc0000" loext:opacity="100%"/>
    </style:style>
    <style:style style:name="T16" style:family="text">
      <style:text-properties fo:color="#cc33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6">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3.9.9</text:p>
      <text:list xml:id="list645685581918607862" text:style-name="L108">
        <text:list-item>
          <text:p text:style-name="P115">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6588735813929723621" text:style-name="L1">
        <text:list-item>
          <text:p text:style-name="P10">one more attempt to solve the gui sizing issue.<text:line-break/></text:p>
        </text:list-item>
        <text:list-item>
          <text:p text:style-name="P10">'sticky' settings are back but are now stored in <text:span text:style-name="T14">pyote.ini</text:span> instead of the<text:line-break/> obscure <text:span text:style-name="T14">simple-ote.ini<text:line-break/></text:span></text:p>
        </text:list-item>
      </text:list>
      <text:p text:style-name="Standard">version 3.9.7</text:p>
      <text:list xml:id="list3863456488355254297" text:style-name="L2">
        <text:list-item>
          <text:p text:style-name="P11">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6576016265562629823" text:style-name="L3">
        <text:list-item>
          <text:p text:style-name="P12">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2400503328237941049" text:style-name="L4">
        <text:list-item>
          <text:p text:style-name="P13">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4924786699328382587" text:style-name="L5">
        <text:list-item>
          <text:p text:style-name="P14">attempts to fix over-size initial gui.<text:line-break/><text:soft-page-break/></text:p>
        </text:list-item>
      </text:list>
      <text:p text:style-name="Standard">version 3.9.3</text:p>
      <text:list xml:id="list8489545618256748893" text:style-name="L6">
        <text:list-item>
          <text:p text:style-name="P15">makes various improvements to the 'detectability' calculator to make it easier to use.<text:line-break/></text:p>
        </text:list-item>
      </text:list>
      <text:p text:style-name="Standard">version 3.9.2</text:p>
      <text:list xml:id="list3998901911138684301" text:style-name="L7">
        <text:list-item>
          <text:p text:style-name="P16">adds a 'detectability' calculator for use in pre-planning event observation.<text:line-break/></text:p>
        </text:list-item>
        <text:list-item>
          <text:p text:style-name="P16">'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1861747935869542572" text:style-name="L8">
        <text:list-item>
          <text:p text:style-name="P17">adds an snr calculation to the <text:span text:style-name="T16">Calc baseline stats</text:span> button.<text:line-break/></text:p>
        </text:list-item>
      </text:list>
      <text:p text:style-name="Standard">version 3.9.0</text:p>
      <text:list xml:id="list6309863395275942843" text:style-name="L9">
        <text:list-item>
          <text:p text:style-name="P18">restored the right-click help to the <text:span text:style-name="T16">Mark baseline region</text:span> | <text:span text:style-name="T16">Clear baseline region</text:span> | <text:span text:style-name="T16">Calc baseline mean/sigma/corr coeffs</text:span> buttons that got lost during the scrollable gui experiment.<text:line-break/></text:p>
        </text:list-item>
      </text:list>
      <text:p text:style-name="Standard">version 3.8.9</text:p>
      <text:list xml:id="list6979365797864606974" text:style-name="L10">
        <text:list-item>
          <text:p text:style-name="P19">Changed the label on the <text:span text:style-name="T16">Write csv file</text:span> button to <text:span text:style-name="T16">Save current light-curve</text:span> to more intuitively suggest what is hiding behind this button.<text:line-break/></text:p>
        </text:list-item>
      </text:list>
      <text:p text:style-name="Standard">version 3.8.8</text:p>
      <text:list xml:id="list7848091991279901276" text:style-name="L11">
        <text:list-item>
          <text:p text:style-name="P20">fixed a bug that sometimes kept events that contained a single point at the bottom from producing a report.<text:line-break/></text:p>
        </text:list-item>
      </text:list>
      <text:p text:style-name="Standard">version 3.8.7</text:p>
      <text:list xml:id="list6098904883082074116" text:style-name="L12">
        <text:list-item>
          <text:p text:style-name="P21">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4758997918309304789" text:style-name="L13">
        <text:list-item>
          <text:p text:style-name="P22">checks for only a single light-curve in the csv file which was causing a 'list index out of range' error message<text:line-break/></text:p>
        </text:list-item>
      </text:list>
      <text:p text:style-name="Standard">version 3.8.5</text:p>
      <text:list xml:id="list814381126303171449" text:style-name="L14">
        <text:list-item>
          <text:p text:style-name="P23">changed the way QGridLayout was referenced.<text:line-break/></text:p>
        </text:list-item>
      </text:list>
      <text:p text:style-name="Standard">version 3.8.4</text:p>
      <text:list xml:id="list6318784131645446823" text:style-name="L15">
        <text:list-item>
          <text:p text:style-name="P24">changed the way QTableWidgetItem and QApplication were referenced to accommodate the latest Anaconda version, which has reorganized where those modules are stored. <text:s/>A similar change was made in version 3.7.6 and I do not know <text:soft-page-break/>how this has gone uncorrected for so long – I hope that I have not missed something.</text:p>
          <text:p text:style-name="P24"/>
        </text:list-item>
      </text:list>
      <text:p text:style-name="Standard">version 3.8.3</text:p>
      <text:list xml:id="list4958008120840213234" text:style-name="L16">
        <text:list-item>
          <text:p text:style-name="P25">adds display of light-curve name (if available in the csv file) to the curve-to-be-analyzed and the normalization curve next to their selection spinners.<text:line-break/></text:p>
        </text:list-item>
      </text:list>
      <text:p text:style-name="Standard">version 3.8.2</text:p>
      <text:list xml:id="list1985466231959867718" text:style-name="L17">
        <text:list-item>
          <text:p text:style-name="P26">3.7.5 introduced a scrollable GUI for small screens. Unfortunately, that caused resizing problem for all users. The version reverts back to the original GUI design.<text:line-break/></text:p>
        </text:list-item>
        <text:list-item>
          <text:p text:style-name="P26">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7055528883510874035" text:style-name="L18">
        <text:list-item>
          <text:p text:style-name="P27">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4575109578453902178" text:style-name="L19">
        <text:list-item>
          <text:p text:style-name="P28">adds a tutorial button to supply a quick-start for new or infrequent users.<text:line-break/></text:p>
        </text:list-item>
      </text:list>
      <text:p text:style-name="Standard">version 3.7.9</text:p>
      <text:list xml:id="list8522497190508215668" text:style-name="L20">
        <text:list-item>
          <text:p text:style-name="P29">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3964339990161944415" text:style-name="L21">
        <text:list-item>
          <text:p text:style-name="P30">added visible left, top, and bottom axes to main plot (with ticks to make easier to associate timestamp with point).<text:line-break/></text:p>
        </text:list-item>
      </text:list>
      <text:p text:style-name="Standard">version 3.7.7</text:p>
      <text:list xml:id="list8830692417020207906" text:style-name="L22">
        <text:list-item>
          <text:p text:style-name="P31">if timestamps are available in the csv file, they are used as x axis labels in the main plot.<text:line-break/></text:p>
        </text:list-item>
      </text:list>
      <text:p text:style-name="Standard">version 3.7.6</text:p>
      <text:list xml:id="list6334587456329201849" text:style-name="L23">
        <text:list-item>
          <text:p text:style-name="P32">changed the way QMainWindow and Qapplication were referenced to accommodate the latest Anaconda version, which has reorganized where those modules are stored. </text:p>
          <text:p text:style-name="P32">This was causing a fatal startup error.<text:line-break/> </text:p>
        </text:list-item>
      </text:list>
      <text:p text:style-name="Standard"><text:soft-page-break/>version 3.7.5</text:p>
      <text:list xml:id="list8649442462231679551" text:style-name="L24">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7773994737505184737" text:style-name="L25">
        <text:list-item>
          <text:p text:style-name="P33">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1642546764884655661" text:style-name="L26">
        <text:list-item>
          <text:p text:style-name="P34">adds code line needed by any Mac users that are running Big Sur<text:line-break/></text:p>
        </text:list-item>
      </text:list>
      <text:p text:style-name="Standard">version 3.7.2</text:p>
      <text:list xml:id="list6129270163683429066" text:style-name="L27">
        <text:list-item>
          <text:p text:style-name="P35">fixes bug that caused all analysis attempts to 'stall'</text:p>
        </text:list-item>
      </text:list>
      <text:p text:style-name="Standard"/>
      <text:p text:style-name="Standard">version 3.7.1</text:p>
      <text:list xml:id="list5632220104948519511" text:style-name="L28">
        <text:list-item>
          <text:p text:style-name="P36">fixed a bug in the r limb angle entry<text:line-break/></text:p>
        </text:list-item>
      </text:list>
      <text:p text:style-name="Standard">version 3.7.0</text:p>
      <text:list xml:id="list4237215007460125294" text:style-name="L29">
        <text:list-item>
          <text:p text:style-name="P37">adds right-click help to ast speed label giving the equation to use if asteroid speed is not available but asteroid diameter and maximum duration are specified<text:line-break/></text:p>
        </text:list-item>
        <text:list-item>
          <text:p text:style-name="P37">adds suggestion to right-click help on penumbral fit checkbox for how to find the penumbral curve csv file that is provided for practice purposes.<text:line-break/></text:p>
        </text:list-item>
      </text:list>
      <text:p text:style-name="Standard">version 3.6.8</text:p>
      <text:list xml:id="list1749599563515451975" text:style-name="L30">
        <text:list-item>
          <text:p text:style-name="P38">adds modeling of off centerline observations to lightcurve calibration curve generation<text:line-break/></text:p>
        </text:list-item>
      </text:list>
      <text:p text:style-name="Standard">version 3.6.7</text:p>
      <text:list xml:id="list2505531153220090254" text:style-name="L31">
        <text:list-item>
          <text:p text:style-name="P39">clarified the location of the Enable Manual Timestamp Entry checkbox in the pop-up message appears when there are no timestamps in the csv file.<text:line-break/><text:soft-page-break/></text:p>
        </text:list-item>
      </text:list>
      <text:p text:style-name="Standard">version 3.6.6</text:p>
      <text:list xml:id="list1953000166315387915" text:style-name="L32">
        <text:list-item>
          <text:p text:style-name="P40">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7411994205237628956" text:style-name="L33">
        <text:list-item>
          <text:p text:style-name="P41">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6832173920531025925" text:style-name="L34">
        <text:list-item>
          <text:p text:style-name="P42">version 3.6.2 would open .xlsx Report file on Mac, but not Windows. This version attempts to fix that (Windows needs a different command to open a file).<text:line-break/></text:p>
        </text:list-item>
      </text:list>
      <text:p text:style-name="Standard">version 3.6.2</text:p>
      <text:list xml:id="list1991665210813210111" text:style-name="L35">
        <text:list-item>
          <text:p text:style-name="P43">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6762388869615279309" text:style-name="L36">
        <text:list-item>
          <text:p text:style-name="P44">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5">… fill Excel report </text:span>button<text:line-break/></text:p>
        </text:list-item>
      </text:list>
      <text:p text:style-name="Standard">version 3.6.0</text:p>
      <text:list xml:id="list3852272467878192152" text:style-name="L37">
        <text:list-item>
          <text:p text:style-name="P45"><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ext:soft-page-break/>the … write report button<text:line-break/><text:line-break/>NOTE: the normal .xls report form that OccultWatcher creates and prefills (when requested) during your report to OccultWatcher <text:span text:style-name="T15">...</text:span><text:line-break/><text:line-break/><text:span text:style-name="T15">…</text:span> <text:span text:style-name="T15">MUST BE CONVERTED to .xlsx for use by PyOTE!<text:line-break/></text:span></text:p>
          <text:p text:style-name="P45"><text:span text:style-name="T15">…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5">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424997094986196473" text:style-name="L38">
        <text:list-item>
          <text:p text:style-name="P46">fixed another bug in penumbral curve fit and removed diagnostic printouts.<text:line-break/></text:p>
        </text:list-item>
      </text:list>
      <text:p text:style-name="Standard">version 3.5.8</text:p>
      <text:list xml:id="list2344084835171100431" text:style-name="L39">
        <text:list-item>
          <text:p text:style-name="P47">fixed a number of bugs in the penumbral curve fit code<text:line-break/></text:p>
        </text:list-item>
      </text:list>
      <text:p text:style-name="Standard">version 3.5.7</text:p>
      <text:list xml:id="list4955991035589894398" text:style-name="L40">
        <text:list-item>
          <text:p text:style-name="P48">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164132235415720335" text:style-name="L41">
        <text:list-item>
          <text:p text:style-name="P49">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4459624592106328907" text:style-name="L42">
        <text:list-item>
          <text:p text:style-name="P50">fixed a bug that kept occultations from being extracted from lightcurves 5 and <text:soft-page-break/>up. The lightcurves above 4 could be viewed --- they just couldn't be processed through the event finder because they were a different type (coding error)<text:line-break/></text:p>
        </text:list-item>
      </text:list>
      <text:p text:style-name="Standard">version 3.5.4</text:p>
      <text:list xml:id="list390476434039631047" text:style-name="L43">
        <text:list-item>
          <text:p text:style-name="P51">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9209709662389486707" text:style-name="L44">
        <text:list-item>
          <text:p text:style-name="P52">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8142393939791962411" text:style-name="L45">
        <text:list-item>
          <text:p text:style-name="P53">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2329418596323294484" text:style-name="L46">
        <text:list-item>
          <text:p text:style-name="P54">Added additional references to the North American Excel Spreadsheet report in the new section of the final report that bangs on about the start-of-exposure timing convention.<text:line-break/></text:p>
        </text:list-item>
      </text:list>
      <text:p text:style-name="Standard">version 3.5.0</text:p>
      <text:list xml:id="list7012548531271697668" text:style-name="L47">
        <text:list-item>
          <text:p text:style-name="P55">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55">NEW: when 'trims' have been placed, a 'write csv' process will honor those values and produce a 'trimmed' output file.<text:line-break/></text:p>
        </text:list-item>
        <text:list-item>
          <text:p text:style-name="P55">NEW: when a light curve has been 'normalized', the changed values are written to the data table where, once again, a 'write csv' process will capture the results.<text:line-break/><text:soft-page-break/></text:p>
        </text:list-item>
        <text:list-item>
          <text:p text:style-name="P55">Added additional reminders that the start-of-exposure timestamp/timing convention is employed.</text:p>
        </text:list-item>
      </text:list>
      <text:p text:style-name="Standard"/>
      <text:p text:style-name="Standard">version 3.4.9</text:p>
      <text:list xml:id="list6761903127432983773" text:style-name="L48">
        <text:list-item>
          <text:p text:style-name="P56">Added some explanatory language to the “Excel report” section regarding the proper interpretation of the 'false positive probability' number.<text:line-break/></text:p>
        </text:list-item>
      </text:list>
      <text:p text:style-name="Standard">version 3.4.8</text:p>
      <text:list xml:id="list743832720248100444" text:style-name="L49">
        <text:list-item>
          <text:p text:style-name="P57">This version deals more realistically with high magDrop lightcurves by defining a 'limiting magDrop' as: <text:line-break/><text:line-break/><text:tab/>limMagDrop = 2.5 * log10( B / std(A) ) <text:line-break/><text:line-break/><text:tab/>std(A) is the noise level of A.</text:p>
          <text:p text:style-name="P57"><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8998655601891203918" text:style-name="L50">
        <text:list-item>
          <text:p text:style-name="P58">Automatically loads the correct version of Adv2<text:line-break/></text:p>
        </text:list-item>
      </text:list>
      <text:p text:style-name="Standard">version 3.4.6</text:p>
      <text:list xml:id="list8469619340573620898" text:style-name="L51">
        <text:list-item>
          <text:p text:style-name="P59">Adds AAV Version 2 file as a type that can be read (important when Do OCR check is enabled)</text:p>
        </text:list-item>
      </text:list>
      <text:p text:style-name="Standard"/>
      <text:p text:style-name="Standard">version 3.4.5</text:p>
      <text:list xml:id="list4877291108802270157" text:style-name="L52">
        <text:list-item>
          <text:p text:style-name="P60">Fixes block integration which was failing when more than 4 lightcurves were being processed.<text:line-break/></text:p>
        </text:list-item>
        <text:list-item>
          <text:p text:style-name="P60"><text:soft-page-break/>Made use diff and Do OCR checkboxes sticky.<text:line-break/></text:p>
        </text:list-item>
      </text:list>
      <text:p text:style-name="Standard">version 3.4.4</text:p>
      <text:list xml:id="list8653083880848063939" text:style-name="L53">
        <text:list-item>
          <text:p text:style-name="P61">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6316628625779525580" text:style-name="L54">
        <text:list-item>
          <text:p text:style-name="P62">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5408820190919564862" text:style-name="L55">
        <text:list-item>
          <text:p text:style-name="P63">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3162876989306505652" text:style-name="L56">
        <text:list-item>
          <text:p text:style-name="P64">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64">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64">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ext:soft-page-break/>To learn how to use the new procedure (which is a bit 'fiddly'), right-click on the penumbral fit checkbox --- be patient; play around.<text:line-break/> </text:p>
        </text:list-item>
      </text:list>
      <text:p text:style-name="Standard">version 3.4.0</text:p>
      <text:list xml:id="list1947315352610139816" text:style-name="L57">
        <text:list-item>
          <text:p text:style-name="P65">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1826170381682729699" text:style-name="L58">
        <text:list-item>
          <text:p text:style-name="P66">Automatically installs cv2 if not already present. <text:s/>This package is needed for the new frame view feature.<text:line-break/></text:p>
        </text:list-item>
      </text:list>
      <text:p text:style-name="Standard">version 3.3.8</text:p>
      <text:list xml:id="list8766277521978826890" text:style-name="L59">
        <text:list-item>
          <text:p text:style-name="P67">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3348049302448595526" text:style-name="L60">
        <text:list-item>
          <text:p text:style-name="P68">A new button (View frame) with an associated spinner for entry of a frame number has been added:</text:p>
          <text:p text:style-name="P68"/>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text:soft-page-break/>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8956530667911598431" text:style-name="L61">
        <text:list-item>
          <text:p text:style-name="P69">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1582071179522483424" text:style-name="L62">
        <text:list-item>
          <text:p text:style-name="P70">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370093169430342309" text:style-name="L63">
        <text:list-item>
          <text:p text:style-name="P71">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5670840668219748450" text:style-name="L64">
        <text:list-item>
          <text:p text:style-name="P72">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7776457090358045274" text:style-name="L65">
        <text:list-item>
          <text:p text:style-name="P73">Changed main plot so that the scroll wheel only zooms the x axis.</text:p>
        </text:list-item>
        <text:list-item>
          <text:p text:style-name="P73">Changed lightcurve plot so that it conforms properly to 'start-of-exposure'.<text:line-break/></text:p>
        </text:list-item>
      </text:list>
      <text:p text:style-name="Standard">version 3.2.8</text:p>
      <text:list xml:id="list8984297657206668570" text:style-name="L66">
        <text:list-item>
          <text:p text:style-name="P74">Changed font size in help files --- it was fine for Mac but too big for Win10<text:line-break/></text:p>
        </text:list-item>
      </text:list>
      <text:p text:style-name="Standard">version 3.2.7</text:p>
      <text:list xml:id="list9039875327809612262" text:style-name="L67">
        <text:list-item>
          <text:p text:style-name="P75"><text:soft-page-break/>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4844046211613686605" text:style-name="L68">
        <text:list-item>
          <text:p text:style-name="P76">This is a 'cosmetic' release --- there should be NO detectable differences from version 3.2.5 in terms of functionality.</text:p>
        </text:list-item>
        <text:list-item>
          <text:p text:style-name="P76">All python files were brought into compliance with PEP 8 coding standards. <text:s/>Only I care about that.</text:p>
        </text:list-item>
        <text:list-item>
          <text:p text:style-name="P76">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76">All this 'cosmetic' work is in preparation for working on PyOTE issues again.<text:line-break/> </text:p>
        </text:list-item>
      </text:list>
      <text:p text:style-name="Standard">version 3.2.5</text:p>
      <text:list xml:id="list5936566077322744981" text:style-name="L69">
        <text:list-item>
          <text:p text:style-name="P77">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5496025835897083758" text:style-name="L70">
        <text:list-item>
          <text:p text:style-name="P78">Modified the test for newer version to accommodate the different strings returned by pip 18.1 and pip 19.0+</text:p>
        </text:list-item>
        <text:list-item>
          <text:p text:style-name="P78">Added ability to invoke PyOTE from PyMovie with an externally supplied csv file that is automatically opened.<text:line-break/></text:p>
        </text:list-item>
      </text:list>
      <text:p text:style-name="Standard">version 3.2.3</text:p>
      <text:list xml:id="list1627086461021840559" text:style-name="L71">
        <text:list-item>
          <text:p text:style-name="P79">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79">Added support for the PyMovie csv format<text:line-break/></text:p>
        </text:list-item>
      </text:list>
      <text:p text:style-name="Standard">version 3.2.1</text:p>
      <text:list xml:id="list8987841935282727194" text:style-name="L72">
        <text:list-item>
          <text:p text:style-name="P80">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text:soft-page-break/>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7692415477845594419" text:style-name="L73">
        <text:list-item>
          <text:p text:style-name="P81">Changed GUI to better align text on min max edit boxes to avoid confusion.<text:line-break/></text:p>
        </text:list-item>
      </text:list>
      <text:p text:style-name="Standard">version 3.1.9</text:p>
      <text:list xml:id="list5736505504668109578" text:style-name="L74">
        <text:list-item>
          <text:p text:style-name="P82">Fixed a bug in the test for a min/max solution search being constrained by a too large min value.<text:line-break/></text:p>
        </text:list-item>
      </text:list>
      <text:p text:style-name="Standard">version 3.1.8</text:p>
      <text:list xml:id="list7858317859390279966" text:style-name="L75">
        <text:list-item>
          <text:p text:style-name="P83">version 3.1.7 was released without an updated version history. <text:s/>Here is what was changed in 3.1.7:<text:line-break/></text:p>
        </text:list-item>
        <text:list-item>
          <text:p text:style-name="P83">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8560555845474828038" text:style-name="L76">
        <text:list-item>
          <text:p text:style-name="P84">Values entered in the Manual Timestamp Entry dialog box are now 'sticky', thus making corrections easy to do without requiring re-entry of all data. </text:p>
          <text:p text:style-name="P84"><text:line-break/>Also trapped is the case where a user has entered a custom frame time but failed to click the radio button indicating that it is to be used.<text:line-break/></text:p>
        </text:list-item>
      </text:list>
      <text:p text:style-name="Standard">version 3.1.5:</text:p>
      <text:list xml:id="list4965400786443782249" text:style-name="L77">
        <text:list-item>
          <text:p text:style-name="P85">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1451908134342104580" text:style-name="L78">
        <text:list-item>
          <text:p text:style-name="P86"><text:soft-page-break/>Fixed error in new dropped reading detection logic when light curve was processed in field mode.<text:line-break/></text:p>
        </text:list-item>
        <text:list-item>
          <text:p text:style-name="P86">Cleaned up some language in tooltips.<text:line-break/></text:p>
        </text:list-item>
      </text:list>
      <text:p text:style-name="Standard">version 3.1.3:</text:p>
      <text:list xml:id="list3269795182523719823" text:style-name="L79">
        <text:list-item>
          <text:p text:style-name="P87">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87">Eliminated the 'entry num' column in the data matrix at the lower left of the GUI. The 'entry num' is unused and a possible source of confusion with the frame or field number for the unwary.<text:line-break/></text:p>
        </text:list-item>
        <text:list-item>
          <text:p text:style-name="P87">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4291581295404079291" text:style-name="L80">
        <text:list-item>
          <text:p text:style-name="P88">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944583025381618447" text:style-name="L81">
        <text:list-item>
          <text:p text:style-name="P89">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89">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89">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3614003553984966812" text:style-name="L82">
        <text:list-item>
          <text:p text:style-name="P90">Added a Mac version of a pyote startup file. <text:s/>It is automatically placed on the <text:soft-page-break/>Desktop the first time pyote is run. <text:s/>Double-clicking on that Desktop file icon will start pyote thereafter.<text:line-break/> </text:p>
        </text:list-item>
      </text:list>
      <text:p text:style-name="Standard">version 3.0.8:</text:p>
      <text:list xml:id="list1354147135749893023" text:style-name="L83">
        <text:list-item>
          <text:p text:style-name="P91">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8816205480547060539" text:style-name="L84">
        <text:list-item>
          <text:p text:style-name="P92">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5468461427507364061" text:style-name="L85">
        <text:list-item>
          <text:p text:style-name="P93">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1521788919066726504" text:style-name="L86">
        <text:list-item>
          <text:p text:style-name="P94">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1194418294260559624" text:style-name="L87">
        <text:list-item>
          <text:p text:style-name="P95">Disable the Accept integration button when user overrides an automatic block analysis with a manual block selection followed by a click on the Block integrate button.<text:line-break/></text:p>
        </text:list-item>
      </text:list>
      <text:p text:style-name="Standard">version 2.1.4:</text:p>
      <text:list xml:id="list6499262445953789919" text:style-name="L88">
        <text:list-item>
          <text:p text:style-name="P96">Corrected a bug that kept manual selection of block integration from being performed after a refusal to accept the automatic block analysis results.<text:line-break/></text:p>
        </text:list-item>
      </text:list>
      <text:p text:style-name="Standard">version 2.1.3:</text:p>
      <text:list xml:id="list2249408358685408891" text:style-name="L89">
        <text:list-item>
          <text:p text:style-name="P97">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5632837642169521461" text:style-name="L90">
        <text:list-item>
          <text:p text:style-name="P98"><text:soft-page-break/>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123120314290543784" text:style-name="L91">
        <text:list-item>
          <text:p text:style-name="P99">Added progress bar tracking of block integration analysis because it can take an extended amount of time to complete the analysis when the light curve has many points.<text:line-break/></text:p>
        </text:list-item>
      </text:list>
      <text:p text:style-name="Standard">version 2.1.0</text:p>
      <text:list xml:id="list3954739293892023051" text:style-name="L92">
        <text:list-item>
          <text:p text:style-name="P100">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7249379998146801758" text:style-name="L93">
        <text:list-item>
          <text:p text:style-name="P101">Made the selection of Tooltip display 'sticky'</text:p>
        </text:list-item>
        <text:list-item>
          <text:p text:style-name="P101">Duration calculation when D and R span midnight now handled correctly</text:p>
        </text:list-item>
      </text:list>
      <text:p text:style-name="Standard"/>
      <text:p text:style-name="Standard">version 2.0.8</text:p>
      <text:list xml:id="list5473907624836082553" text:style-name="L94">
        <text:list-item>
          <text:p text:style-name="P102">toolTips changed to invoke and display in a custom dialog box that can be moved and resized to better accommodate legacy displays</text:p>
        </text:list-item>
        <text:list-item>
          <text:p text:style-name="P102">Calc flash timing calculation fixed to properly deal with the non-integer frame numbers that can result from field processed csv files</text:p>
        </text:list-item>
        <text:list-item>
          <text:p text:style-name="P102">Flash timing has been verified to work with integrated light curves</text:p>
        </text:list-item>
        <text:list-item>
          <text:p text:style-name="P102">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202409619478086745" text:style-name="L95">
        <text:list-item>
          <text:p text:style-name="P103">Adds a button to calculate the edge position of an LED timing flash.</text:p>
        </text:list-item>
        <text:list-item>
          <text:p text:style-name="P103">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03">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03">Adds a checkbox to force manual entry of timestamp info. <text:s/>This is useful when OCR on a VTI timed light curve has catastrophic errors. <text:s/>It is always employed <text:soft-page-break/>when using LED flash timing.</text:p>
        </text:list-item>
      </text:list>
      <text:list xml:id="list6928687940384259763" text:style-name="L96">
        <text:list-item>
          <text:p text:style-name="P104">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5847611735126388981" text:style-name="L97">
        <text:list-item>
          <text:p text:style-name="P105">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1408781071748113122" text:style-name="L98">
        <text:list-item>
          <text:p text:style-name="P106">files generated by pyote now contain PYOTE in the filename.<text:line-break/></text:p>
        </text:list-item>
        <text:list-item>
          <text:p text:style-name="P106">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309122355333200832" text:style-name="L99">
        <text:list-item>
          <text:p text:style-name="P107">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257900318117642226" text:style-name="L100">
        <text:list-item>
          <text:p text:style-name="P108">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099920821273013048" text:style-name="L101">
        <text:list-item>
          <text:p text:style-name="P109">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2311481319814084029" text:style-name="L102">
        <text:list-item>
          <text:p text:style-name="P110">improved handling of D and R region selection so that one cannot enter an invalid configuration --- automatic corrections/changes are applied.<text:line-break/></text:p>
        </text:list-item>
        <text:list-item>
          <text:p text:style-name="P110">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10">removes unneeded 'analyze noise' buttons and rearranged other buttons to be <text:soft-page-break/>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9199456377083775925" text:style-name="L103">
        <text:list-item>
          <text:p text:style-name="P111">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1259513713122229707" text:style-name="L104">
        <text:list-item>
          <text:p text:style-name="P11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12">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8865244454985822838" text:style-name="L105">
        <text:list-item>
          <text:p text:style-name="P113">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013040137785015196" text:style-name="L106">
        <text:list-item>
          <text:p text:style-name="P114"><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14">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14">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14">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98476324213520820" text:style-name="L107">
        <text:list-item>
          <text:p text:style-name="P116">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0-31T15:31:07</dc:date>
    <meta:editing-cycles>144</meta:editing-cycles>
    <meta:editing-duration>PT23H58M57S</meta:editing-duration>
    <dc:creator>Robert Anderson</dc:creator>
    <meta:document-statistic meta:table-count="0" meta:image-count="3" meta:object-count="0" meta:page-count="20" meta:paragraph-count="280" meta:word-count="7661" meta:character-count="44737"/>
    <meta:template xlink:type="simple" xlink:actuate="onRequest" xlink:title="" xlink:href="Normal"/>
  </office:meta>
</office:document-meta>
</file>